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Info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getBorderAfterWidth( boolean disc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getBorderBeforeWidth( boolean disc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equals( Object obj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mmonBorderPaddingBackground.initBorderInfo( PropertyList pList , int side , int colorProp , int styleProp , int widthProp , int padding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onBorderPaddingBackground.getImag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NullLength.getLength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CommonBorderPaddingBackground( PropertyList p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ditionalNullLength.getCondition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getPaddingLengthProperty( int s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getPaddingBefore( boolean discard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Info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ditionalNullLength.isDis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getBPPaddingAndBorder( boolean discard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BorderPaddingBackground.hasB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BorderPaddingBackground.hasBorderInfo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BorderPaddingBackground.getBorderStartWidth( boolean disc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getPaddingAfter( boolean discard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Info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setBorderInfo( BorderInfo info , int s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getBorderWidth( int side , boolean discar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order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monBorderPaddingBackground.hasBackgrou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NullLength.setComponent( int cmpId , Property cmpnValue , boolean is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NullLength.getComponent( int cm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hashCod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orderInfo.BorderInfo( int style , CondLengthProperty width , Color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BorderPaddingBackground.getBorderInfo( int si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onBorderPaddingBackground.getPaddingStart( boolean discard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getBorderEndWidth( boolean disc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NullLength.getLength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Info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ditionalNullLength.getLength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Info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getIPPaddingAndBorder( boolean discard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onBorderPaddingBackground.getBorderStyle( int si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onBorderPaddingBackground.getBorderColor( int si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rderInfo.getRetainedWid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onBorderPaddingBackground.hasPadding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ditionalNullLengt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getPadding( int side , boolean discard , PercentBas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onBorderPaddingBackgroun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onBorderPaddingBackground.getInstance( PropertyList pLis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mmonBorderPaddingBackground.getDefaultBord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NullLength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Info.getInstance( int style , CondLengthProperty width , Color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BorderPaddingBackground.getPaddingEnd( boolean discard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